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B000001FC03269FC06EC700FE.png" manifest:media-type="image/png"/>
  <manifest:file-entry manifest:full-path="Pictures/10000000000001960000025BAF96B4510BDD5D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0" text:anchor-type="paragraph" svg:x="0.4236in" svg:y="0.4772in" svg:width="6.5in" svg:height="3.0484in" draw:z-index="0"><draw:image xlink:href="Pictures/100000000000043B000001FC03269FC06EC700FE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1" text:anchor-type="paragraph" svg:width="3.3835in" svg:height="5.0252in" draw:z-index="1"><draw:image xlink:href="Pictures/10000000000001960000025BAF96B4510BDD5D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20:18:37.050000000</meta:creation-date>
    <dc:date>2017-02-23T20:19:56.303000000</dc:date>
    <meta:editing-duration>PT1M1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2.4.2$Windows_x86 LibreOffice_project/3d5603e1122f0f102b62521720ab13a38a4e0eb0</meta:generator>
  </office:meta>
</office:document-meta>
</file>